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text:list-style style:name="L47">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p text:style-name="First_20_paragraph"/>
      <text:list text:style-name="L10">
        <text:list-item>
          <text:p text:style-name="P10">Hallberg, M. &amp; <text:span text:style-name="T2">Kullenberg, C.</text:span> (in press) “Happiness Studies: Co-Production of Social Science and Social Order”, accepted for publication in <text:span text:style-name="T1">Nordic Journal of Science and Technology Studies</text:span>.</text:p>
        </text:list-item>
        <text:list-item>
          <text:p text:style-name="P10">Rohden, F., <text:span text:style-name="T2">Kullenberg, C.</text:span>, Hagen, N., Kasperowski, D (in press) “Tagging, Pinging and Linking - User Roles in Virtual Citizen Science Forums”, Accepted for publication in <text:span text:style-name="T1">Citizen Science: Theory and Practice</text:span>.</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non-peer-review"/>Non-peer review<text:bookmark-end text:name="non-peer-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2">
        <text:list-item>
          <text:p text:style-name="P12">Helle Lykke Nielsen, Tove Rosendahl, Johan Järlehed, Christopher Kullenberg (in press) “Investigating Bulletin Boards with Students - What can Citizen Science offer Education and Research in the Linguistic Landscape?”, Language Teaching in the Linguistic Landscape.</text:p>
        </text:list-item>
        <text:list-item>
          <text:p text:style-name="P12">Nord, Andreas, Järlehed, Johan &amp; Kullenberg, Christopher (2019, in press)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opularizations-in-news-media"/>Popularizations in news media<text:bookmark-end text:name="popularizations-in-news-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4">
        <text:list-item>
          <text:p text:style-name="P24">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2">
        <text:list-item>
          <text:p text:style-name="P32">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 </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5">
        <text:list-item>
          <text:p text:style-name="P35">2018 (Course administrator) “KT2104 H18 Organisationskommunikation 1 / Organizational Communication”, 7,5 credits, Second cycle, University of Gothenburg.</text:p>
        </text:list-item>
        <text:list-item>
          <text:p text:style-name="P35">2018, 2019 (Course administrator) “KT2501 V18 Magisteruppsats”, 15 credi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5">2005 (Course administrator) “Media, Individual and Every-day Life”, 7.5 credits, Basic level, University West.</text:p>
        </text:list-item>
        <text:list-item>
          <text:p text:style-name="P35">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